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6.32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ce10"/>
        <table:table-column table:style-name="co3" table:number-columns-repeated="1015" table:default-cell-style-name="Default"/>
        <table:table-row table:style-name="ro1">
          <table:table-cell table:style-name="ce1" office:value-type="string">
            <text:p>Package</text:p>
          </table:table-cell>
          <table:table-cell table:style-name="ce1" office:value-type="string">
            <text:p>Test</text:p>
          </table:table-cell>
          <table:table-cell table:style-name="ce6" office:value-type="string">
            <text:p>derby</text:p>
          </table:table-cell>
          <table:table-cell table:style-name="ce6" office:value-type="string">
            <text:p>hsql</text:p>
          </table:table-cell>
          <table:table-cell table:style-name="ce6" office:value-type="string">
            <text:p>mysql</text:p>
          </table:table-cell>
          <table:table-cell table:style-name="ce6" office:value-type="string">
            <text:p>oracle</text:p>
          </table:table-cell>
          <table:table-cell table:style-name="ce6" office:value-type="string">
            <text:p>postgresql</text:p>
          </table:table-cell>
          <table:table-cell table:style-name="ce6" office:value-type="string">
            <text:p>sapdb</text:p>
          </table:table-cell>
          <table:table-cell table:style-name="ce6" office:value-type="string">
            <text:p>sql-server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>
            <text:p>test01</text:p>
          </table:table-cell>
          <table:table-cell table:style-name="ce2" office:value-type="string">
            <text:p>TestDuplicateKey</text:p>
          </table:table-cell>
          <table:table-cell table:style-name="ce7" office:value-type="string">
            <text:p>S.T.</text:p>
          </table:table-cell>
          <table:table-cell table:style-name="ce11" office:value-type="string">
            <text:p>N.T.</text:p>
          </table:table-cell>
          <table:table-cell table:number-columns-repeated="3" table:style-name="ce7" office:value-type="string">
            <text:p>S.T.</text:p>
          </table:table-cell>
          <table:table-cell table:number-columns-repeated="2"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02</text:p>
          </table:table-cell>
          <table:table-cell table:style-name="ce2" office:value-type="string">
            <text:p>TestConcurrent</text:p>
          </table:table-cell>
          <table:table-cell table:style-name="ce8" office:value-type="string">
            <text:p>F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office:value-type="string">
            <text:p>test03</text:p>
          </table:table-cell>
          <table:table-cell office:value-type="string">
            <text:p>TestReadOnly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4</text:p>
          </table:table-cell>
          <table:table-cell office:value-type="string">
            <text:p>TestDeadlock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5</text:p>
          </table:table-cell>
          <table:table-cell office:value-type="string">
            <text:p>TestUpdat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6</text:p>
          </table:table-cell>
          <table:table-cell office:value-type="string">
            <text:p>TestRaceCondition</text:p>
          </table:table-cell>
          <table:table-cell table:number-columns-repeated="7" table:style-name="ce7" office:value-type="string">
            <text:p>N.M.</text:p>
          </table:table-cell>
          <table:table-cell table:number-columns-repeated="1015"/>
        </table:table-row>
        <table:table-row table:style-name="ro1">
          <table:table-cell office:value-type="string">
            <text:p>test07</text:p>
          </table:table-cell>
          <table:table-cell office:value-type="string">
            <text:p>TestCacheLeakag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8</text:p>
          </table:table-cell>
          <table:table-cell office:value-type="string">
            <text:p>TestCach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9</text:p>
          </table:table-cell>
          <table:table-cell office:value-type="string">
            <text:p>TestSynchronizable</text:p>
          </table:table-cell>
          <table:table-cell table:style-name="ce8" office:value-type="string">
            <text:p>S.T.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S.T.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0</text:p>
          </table:table-cell>
          <table:table-cell office:value-type="string">
            <text:p>TestTypeHandling</text:p>
          </table:table-cell>
          <table:table-cell table:number-columns-repeated="6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002</text:p>
          </table:table-cell>
          <table:table-cell office:value-type="string">
            <text:p>Test1002</text:p>
          </table:table-cell>
          <table:table-cell table:number-columns-repeated="7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073</text:p>
          </table:table-cell>
          <table:table-cell office:value-type="string">
            <text:p>TestDuration</text:p>
          </table:table-cell>
          <table:table-cell table:number-columns-repeated="7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Time</text:p>
          </table:table-cell>
          <table:table-cell table:number-columns-repeated="7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1</text:p>
          </table:table-cell>
          <table:table-cell office:value-type="string">
            <text:p>TestTypeLOB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158</text:p>
          </table:table-cell>
          <table:table-cell office:value-type="string">
            <text:p>Test1158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196</text:p>
          </table:table-cell>
          <table:table-cell office:value-type="string">
            <text:p>TestLongTransactio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2</text:p>
          </table:table-cell>
          <table:table-cell office:value-type="string">
            <text:p>TestTypeConversio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206</text:p>
          </table:table-cell>
          <table:table-cell office:value-type="string">
            <text:p>TestDirthyIgnor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217</text:p>
          </table:table-cell>
          <table:table-cell office:value-type="string">
            <text:p>TestTimestampChang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3</text:p>
          </table:table-cell>
          <table:table-cell office:value-type="string">
            <text:p>TestSerializabl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355</text:p>
          </table:table-cell>
          <table:table-cell office:value-type="string">
            <text:p>Test1355</text:p>
          </table:table-cell>
          <table:table-cell table:style-name="ce8" office:value-type="string">
            <text:p>F</text:p>
          </table:table-cell>
          <table:table-cell table:style-name="ce8" office:value-type="string">
            <text:p>N.T.</text:p>
          </table:table-cell>
          <table:table-cell table:number-columns-repeated="5" table:style-name="ce8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test1379</text:p>
          </table:table-cell>
          <table:table-cell office:value-type="string">
            <text:p>Test1379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number-columns-repeated="2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4</text:p>
          </table:table-cell>
          <table:table-cell office:value-type="string">
            <text:p>TestRollbackPrimitiv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499</text:p>
          </table:table-cell>
          <table:table-cell office:value-type="string">
            <text:p>TestNamedQuerie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5</text:p>
          </table:table-cell>
          <table:table-cell office:value-type="string">
            <text:p>TestMultiPrimaryKey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MultiPrimaryKeysOnly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503</text:p>
          </table:table-cell>
          <table:table-cell office:value-type="string">
            <text:p>TestNamedNativeQuerie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6</text:p>
          </table:table-cell>
          <table:table-cell office:value-type="string">
            <text:p>TestNestedField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7</text:p>
          </table:table-cell>
          <table:table-cell office:value-type="string">
            <text:p>TestTimeStam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8</text:p>
          </table:table-cell>
          <table:table-cell office:value-type="string">
            <text:p>TestPersisten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9</text:p>
          </table:table-cell>
          <table:table-cell office:value-type="string">
            <text:p>TestInstanceFactory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</text:p>
          </table:table-cell>
          <table:table-cell office:value-type="string">
            <text:p>TestKeyGenHighLow</text:p>
          </table:table-cell>
          <table:table-cell table:style-name="ce8" office:value-type="string">
            <text:p>F</text:p>
          </table:table-cell>
          <table:table-cell table:style-name="ce11" office:value-type="string">
            <text:p>N.T.</text:p>
          </table:table-cell>
          <table:table-cell table:number-columns-repeated="2"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Identity</text:p>
          </table:table-cell>
          <table:table-cell table:number-columns-repeated="3" table:style-name="ce9" office:value-type="string">
            <text:p>P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Max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Returning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N.S.</text:p>
          </table:table-cell>
          <table:table-cell table:number-columns-repeated="2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Sequence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N.S.</text:p>
          </table:table-cell>
          <table:table-cell table:number-columns-repeated="2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SequenceString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N.S.</text:p>
          </table:table-cell>
          <table:table-cell table:number-columns-repeated="2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Trigger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N.S.</text:p>
          </table:table-cell>
          <table:table-cell table:number-columns-repeated="2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Uuid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0</text:p>
          </table:table-cell>
          <table:table-cell office:value-type="string">
            <text:p>TestSelfRelatio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1</text:p>
          </table:table-cell>
          <table:table-cell office:value-type="string">
            <text:p>TestSelfRelationExtend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number-columns-repeated="2" table:style-name="ce8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2</text:p>
          </table:table-cell>
          <table:table-cell office:value-type="string">
            <text:p>TestForeignKeyFirs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3</text:p>
          </table:table-cell>
          <table:table-cell office:value-type="string">
            <text:p>TestTimezone</text:p>
          </table:table-cell>
          <table:table-cell table:number-columns-repeated="5" table:style-name="ce8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177</text:p>
          </table:table-cell>
          <table:table-cell office:value-type="string">
            <text:p>Test2177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41</text:p>
          </table:table-cell>
          <table:table-cell office:value-type="string">
            <text:p>TestObjectNotFound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5</text:p>
          </table:table-cell>
          <table:table-cell office:value-type="string">
            <text:p>TestDependen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527</text:p>
          </table:table-cell>
          <table:table-cell office:value-type="string">
            <text:p>Test2527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550</text:p>
          </table:table-cell>
          <table:table-cell office:value-type="string">
            <text:p>TestCreate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N.S.</text:p>
          </table:table-cell>
          <table:table-cell table:style-name="ce8" office:value-type="string">
            <text:p>S.T.</text:p>
          </table:table-cell>
          <table:table-cell table:style-name="ce8" office:value-type="string">
            <text:p>F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N.S.</text:p>
          </table:table-cell>
          <table:table-cell table:number-columns-repeated="1015"/>
        </table:table-row>
        <table:table-row table:style-name="ro1">
          <table:table-cell office:value-type="string">
            <text:p>test2567</text:p>
          </table:table-cell>
          <table:table-cell office:value-type="string">
            <text:p>TestQuery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6</text:p>
          </table:table-cell>
          <table:table-cell office:value-type="string">
            <text:p>TestDependentKeyGe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7</text:p>
          </table:table-cell>
          <table:table-cell office:value-type="string">
            <text:p>TestDependentUpdat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763</text:p>
          </table:table-cell>
          <table:table-cell office:value-type="string">
            <text:p>TimeStampableTes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ersionTes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788</text:p>
          </table:table-cell>
          <table:table-cell office:value-type="string">
            <text:p>FindWithNewInstanceTes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8</text:p>
          </table:table-cell>
          <table:table-cell office:value-type="string">
            <text:p>TestDependentKeyGenUpdat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9</text:p>
          </table:table-cell>
          <table:table-cell office:value-type="string">
            <text:p>TestDependentOrder</text:p>
          </table:table-cell>
          <table:table-cell table:style-name="ce8" office:value-type="string">
            <text:p>F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0</text:p>
          </table:table-cell>
          <table:table-cell office:value-type="string">
            <text:p>TestOQLConditio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OQLCountFunctio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OQLPassThrough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03</text:p>
          </table:table-cell>
          <table:table-cell office:value-type="string">
            <text:p>TestPersistentObjec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1</text:p>
          </table:table-cell>
          <table:table-cell office:value-type="string">
            <text:p>TestPersistentWithExtend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2</text:p>
          </table:table-cell>
          <table:table-cell office:value-type="string">
            <text:p>TestLimitClause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LimitWithOffsetClause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5</text:p>
          </table:table-cell>
          <table:table-cell office:value-type="string">
            <text:p>TestSiz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56</text:p>
          </table:table-cell>
          <table:table-cell office:value-type="string">
            <text:p>Test356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7</text:p>
          </table:table-cell>
          <table:table-cell office:value-type="string">
            <text:p>TestAbsolut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8</text:p>
          </table:table-cell>
          <table:table-cell office:value-type="string">
            <text:p>TestCallSql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9</text:p>
          </table:table-cell>
          <table:table-cell office:value-type="string">
            <text:p>TestStoredProcedure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N.S.</text:p>
          </table:table-cell>
          <table:table-cell table:number-columns-repeated="2" table:style-name="ce8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0</text:p>
          </table:table-cell>
          <table:table-cell office:value-type="string">
            <text:p>TestCollection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1</text:p>
          </table:table-cell>
          <table:table-cell office:value-type="string">
            <text:p>TestSpecialCollection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2</text:p>
          </table:table-cell>
          <table:table-cell office:value-type="string">
            <text:p>TestSortedContainer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3</text:p>
          </table:table-cell>
          <table:table-cell office:value-type="string">
            <text:p>TestManyToMany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4</text:p>
          </table:table-cell>
          <table:table-cell office:value-type="string">
            <text:p>TestManyToManyKeyGe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5</text:p>
          </table:table-cell>
          <table:table-cell office:value-type="string">
            <text:p>TestExpireManyToMany</text:p>
          </table:table-cell>
          <table:table-cell table:number-columns-repeated="5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6</text:p>
          </table:table-cell>
          <table:table-cell office:value-type="string">
            <text:p>TestCachedOid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7</text:p>
          </table:table-cell>
          <table:table-cell office:value-type="string">
            <text:p>TestQueryFinaliz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8</text:p>
          </table:table-cell>
          <table:table-cell office:value-type="string">
            <text:p>TestGetJdbcConnectio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IsLocked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IsPersisten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TransactionManagedEnvironment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9</text:p>
          </table:table-cell>
          <table:table-cell office:value-type="string">
            <text:p>TestAutostor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AutostoreMany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0</text:p>
          </table:table-cell>
          <table:table-cell office:value-type="string">
            <text:p>TestSelfReferentialExtend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1</text:p>
          </table:table-cell>
          <table:table-cell office:value-type="string">
            <text:p>TestDepend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2</text:p>
          </table:table-cell>
          <table:table-cell office:value-type="string">
            <text:p>TestDependsNoKeyGe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3</text:p>
          </table:table-cell>
          <table:table-cell office:value-type="string">
            <text:p>TestIdentityPerFieldMapping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4</text:p>
          </table:table-cell>
          <table:table-cell office:value-type="string">
            <text:p>TestTransientAttribut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5</text:p>
          </table:table-cell>
          <table:table-cell office:value-type="string">
            <text:p>TestEnum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6</text:p>
          </table:table-cell>
          <table:table-cell office:value-type="string">
            <text:p>TestCircularRef</text:p>
          </table:table-cell>
          <table:table-cell table:style-name="ce9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N.S.</text:p>
          </table:table-cell>
          <table:table-cell table:number-columns-repeated="2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7</text:p>
          </table:table-cell>
          <table:table-cell office:value-type="string">
            <text:p>TestExtended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Relatio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Simpl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88</text:p>
          </table:table-cell>
          <table:table-cell office:value-type="string">
            <text:p>TestLazyLoading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81</text:p>
          </table:table-cell>
          <table:table-cell office:value-type="string">
            <text:p>Test881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89</text:p>
          </table:table-cell>
          <table:table-cell office:value-type="string">
            <text:p>TestLazyEmployeeExpiratio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0</text:p>
          </table:table-cell>
          <table:table-cell office:value-type="string">
            <text:p>TestLazy1to1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3</text:p>
          </table:table-cell>
          <table:table-cell office:value-type="string">
            <text:p>TestPolymorphismDegenerated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4</text:p>
          </table:table-cell>
          <table:table-cell office:value-type="string">
            <text:p>TestPolymorphismWithUpdate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5</text:p>
          </table:table-cell>
          <table:table-cell office:value-type="string">
            <text:p>TestPolymorphismWithKeyGen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54</text:p>
          </table:table-cell>
          <table:table-cell office:value-type="string">
            <text:p>Test954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96</text:p>
          </table:table-cell>
          <table:table-cell office:value-type="string">
            <text:p>TestPolymorphismDependendObject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7</text:p>
          </table:table-cell>
          <table:table-cell office:value-type="string">
            <text:p>TestPolymorphism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72</text:p>
          </table:table-cell>
          <table:table-cell office:value-type="string">
            <text:p>Test972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9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98</text:p>
          </table:table-cell>
          <table:table-cell office:value-type="string">
            <text:p>TestPolymorphismInAThreadedEnv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9</text:p>
          </table:table-cell>
          <table:table-cell office:value-type="string">
            <text:p>TestPolymorphismMany2Many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3" office:value-type="string">
            <text:p>P</text:p>
          </table:table-cell>
          <table:table-cell table:style-name="ce3" office:value-type="string">
            <text:p>Passes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3" office:value-type="string">
            <text:p>N.S.</text:p>
          </table:table-cell>
          <table:table-cell table:style-name="ce3" office:value-type="string">
            <text:p>Not supported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4" office:value-type="string">
            <text:p>N.T.</text:p>
          </table:table-cell>
          <table:table-cell table:style-name="ce4" office:value-type="string">
            <text:p>Not test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Fail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S.T.</text:p>
          </table:table-cell>
          <table:table-cell table:style-name="ce5" office:value-type="string">
            <text:p>Passes but shows a stacktrace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N.M.</text:p>
          </table:table-cell>
          <table:table-cell table:style-name="ce5" office:value-type="string">
            <text:p>Not migrated</text:p>
          </table:table-cell>
          <table:table-cell table:number-columns-repeated="1022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2">02.09.2009</text:date>, <text:time>00:52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5T18:56:59</meta:creation-date>
    <dc:date>2009-09-02T00:52:51</dc:date>
    <meta:editing-duration>PT09H07M29S</meta:editing-duration>
    <meta:editing-cycles>59</meta:editing-cycles>
    <meta:generator>OpenOffice.org/3.0$Linux OpenOffice.org_project/300m15$Build-9379</meta:generator>
    <meta:document-statistic meta:table-count="3" meta:cell-count="947" meta:object-count="0"/>
    <meta:user-defined meta:name="Info 1"/>
    <meta:user-defined meta:name="Info 2"/>
    <meta:user-defined meta:name="Info 3"/>
    <meta:user-defined meta:name="Info 4"/>
  </office:meta>
</office:document-meta>
</file>